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4e30b" style:font-name-asian="宋体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1ea5fa" officeooo:paragraph-rsid="001ea5fa" style:font-name-asian="SimHei" style:font-size-asian="12pt" style:font-size-complex="12pt"/>
    </style:style>
    <style:style style:name="T1" style:family="text">
      <style:text-properties officeooo:rsid="0024e3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分工情况</text:p>
      <text:p text:style-name="P3"/>
      <text:p text:style-name="P1"><text:tab/>范浩强：完成<text:span text:style-name="T1">parser、</text:span>虚拟机、<text:span text:style-name="T1">interpreter、标准库、uglyprint部分</text:span></text:p>
      <text:p text:style-name="P2"><text:tab/>董方宏：完成<text:span text:style-name="T1">native runtime、compiler部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3:29:58.576758401</meta:creation-date>
    <dc:date>2017-01-15T21:51:44.262719190</dc:date>
    <meta:editing-duration>PT3M26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37" meta:character-count="81" meta:non-whitespace-character-count="78"/>
  </office:meta>
</office:document-meta>
</file>